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7e4d6" officeooo:paragraph-rsid="0007e4d6"/>
    </style:style>
    <style:style style:name="P3" style:family="paragraph" style:parent-style-name="Standard">
      <style:paragraph-properties fo:text-align="center" style:justify-single-word="false"/>
      <style:text-properties officeooo:rsid="0007e4d6" officeooo:paragraph-rsid="0007e4d6"/>
    </style:style>
    <style:style style:name="P4" style:family="paragraph" style:parent-style-name="Standard">
      <style:paragraph-properties fo:text-align="center" style:justify-single-word="false"/>
      <style:text-properties officeooo:rsid="000a2144" officeooo:paragraph-rsid="000a2144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0a2144" officeooo:paragraph-rsid="000a2144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beb24"/>
    </style:style>
    <style:style style:name="P7" style:family="paragraph" style:parent-style-name="Standard">
      <style:paragraph-properties fo:text-align="center" style:justify-single-word="false"/>
      <style:text-properties officeooo:rsid="000a2144" officeooo:paragraph-rsid="000ec6ce"/>
    </style:style>
    <style:style style:name="T1" style:family="text">
      <style:text-properties officeooo:rsid="000a886f"/>
    </style:style>
    <style:style style:name="T2" style:family="text">
      <style:text-properties officeooo:rsid="000ec6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5">LogisticRegression Without Stopwords:</text:p>
      <text:p text:style-name="P4"/>
      <text:p text:style-name="P7">kernel solver = “lb<text:span text:style-name="T2">f</text:span>gs”,max_features=500</text:p>
      <text:p text:style-name="P4">Training Accuracy:64.87358177709712</text:p>
      <text:p text:style-name="P4">Test Accuracy:64.99639880646157</text:p>
      <text:p text:style-name="P4"/>
      <text:p text:style-name="P7">kernel solver = “lb<text:span text:style-name="T2">f</text:span>gs”,max_features=5000</text:p>
      <text:p text:style-name="P4">Training Accuracy:70.23080707947325</text:p>
      <text:p text:style-name="P4">Test Accuracy:69.80854313913271</text:p>
      <text:p text:style-name="P4"/>
      <text:p text:style-name="P4">kernel solver = “lb<text:span text:style-name="T2">f</text:span>gs”,max_features=50000</text:p>
      <text:p text:style-name="P4">Training Accuracy:74.93348318578934</text:p>
      <text:p text:style-name="P4">Test Accuracy:72.09075007716844</text:p>
      <text:p text:style-name="P4"/>
      <text:p text:style-name="P7">kernel solver = “lb<text:span text:style-name="T2">f</text:span>gs”,max_features=500000</text:p>
      <text:p text:style-name="P4">Training Accuracy:79.30545497237095</text:p>
      <text:p text:style-name="P4">Test Accuracy:72.5351611039439</text:p>
      <text:p text:style-name="P4"/>
      <text:p text:style-name="P4"/>
      <text:p text:style-name="P4"/>
      <text:p text:style-name="P4"/>
      <text:p text:style-name="P5">LogisticRegression With Stopwords</text:p>
      <text:p text:style-name="P7">kernel solver = “lb<text:span text:style-name="T2">f</text:span>gs”,max_features=500</text:p>
      <text:p text:style-name="P4">Training Accuracy:62.91745319419216</text:p>
      <text:p text:style-name="P4">Test Accuracy:63.011389269234726</text:p>
      <text:p text:style-name="P4"/>
      <text:p text:style-name="P7">kernel solver = “lb<text:span text:style-name="T2">f</text:span>gs”,max_features=5000</text:p>
      <text:p text:style-name="P4">Training Accuracy:67.31158625947955</text:p>
      <text:p text:style-name="P4">Test Accuracy:66.8017444023206</text:p>
      <text:p text:style-name="P4"/>
      <text:p text:style-name="P7">kernel solver = “lb<text:span text:style-name="T2">f</text:span>gs”,max_features=50000</text:p>
      <text:p text:style-name="P4">Training Accuracy:71.73183797467019</text:p>
      <text:p text:style-name="P4">Test Accuracy:68.28139963750624</text:p>
      <text:p text:style-name="P4"/>
      <text:p text:style-name="P7">kernel solver = “lb<text:span text:style-name="T2">f</text:span>gs”,max_features=500000</text:p>
      <text:p text:style-name="P4">Training Accuracy:77.12863698902093</text:p>
      <text:p text:style-name="P4">Test Accuracy:68.5710780627953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LogisticRegression With<text:span text:style-name="T1">out</text:span> Stopwords</text:p>
      <text:p text:style-name="P4">kernel solver = “sag”,max_features=500</text:p>
      <text:p text:style-name="P4">Training Accuracy:64.87476898845634</text:p>
      <text:p text:style-name="P4">Test Accuracy:64.99442012869319</text:p>
      <text:p text:style-name="P4"/>
      <text:p text:style-name="P4">kernel solver = “sag”,max_features=5000</text:p>
      <text:p text:style-name="P4">Training Accuracy:70.23027942998026</text:p>
      <text:p text:style-name="P4">Test Accuracy:69.80656446136435</text:p>
      <text:p text:style-name="P4"/>
      <text:p text:style-name="P4">kernel solver = “sag”,max_features=50000</text:p>
      <text:p text:style-name="P4">Training Accuracy:74.9330874486696</text:p>
      <text:p text:style-name="P4">Test Accuracy:72.09075007716844</text:p>
      <text:p text:style-name="P4"/>
      <text:p text:style-name="P4">kernel solver = “sag”,max_features=500000</text:p>
      <text:p text:style-name="P4">Training Accuracy:<text:span text:style-name="T1">79.29569345675056</text:span></text:p>
      <text:p text:style-name="P4">Test Accuracy:72.53595257505124</text:p>
      <text:p text:style-name="P4"/>
      <text:p text:style-name="P4"/>
      <text:p text:style-name="P4"/>
      <text:p text:style-name="P5">LogisticRegression With Stopwords</text:p>
      <text:p text:style-name="P4">kernel solver = “sag”,max_features=500</text:p>
      <text:p text:style-name="P4">Training Accuracy:62.917321281818914</text:p>
      <text:p text:style-name="P4">Test Accuracy:63.010993533681045</text:p>
      <text:p text:style-name="P4"/>
      <text:p text:style-name="P4">kernel solver = “sag”,max_features=5000</text:p>
      <text:p text:style-name="P4">Training Accuracy:67.31356494507828</text:p>
      <text:p text:style-name="P4">Test Accuracy:66.806097493411</text:p>
      <text:p text:style-name="P4"/>
      <text:p text:style-name="P4">kernel solver = “sag”,max_features=50000</text:p>
      <text:p text:style-name="P4">Training Accuracy:71.73592725824089</text:p>
      <text:p text:style-name="P4">Test Accuracy:72.09312449049048</text:p>
      <text:p text:style-name="P4"/>
      <text:p text:style-name="P4">kernel solver = “sag”,max_features=500000</text:p>
      <text:p text:style-name="P4">Training Accuracy:77.12560300443621</text:p>
      <text:p text:style-name="P4">Test Accuracy:68.56514202949022</text:p>
      <text:p text:style-name="P2"/>
      <text:p text:style-name="P2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5:36:15.547305143</meta:creation-date>
    <dc:date>2018-12-09T18:03:14.711972967</dc:date>
    <meta:editing-duration>PT2H10M7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53" meta:word-count="140" meta:character-count="1843" meta:non-whitespace-character-count="1753"/>
  </office:meta>
</office:document-meta>
</file>